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T1" style:family="text">
      <style:text-properties style:font-name="Arial" fo:font-style="normal" style:font-style-asian="normal" style:font-style-complex="normal"/>
    </style:style>
    <style:style style:name="T2" style:family="text">
      <style:text-properties style:font-name="Arial" fo:font-style="normal" style:text-underline-style="none" fo:font-weight="bold" style:font-style-asian="normal" style:font-weight-asian="bold" style:font-style-complex="normal" style:font-weight-complex="bold"/>
    </style:style>
    <style:style style:name="T3" style:family="text">
      <style:text-properties style:font-name="Arial" fo:font-style="normal" fo:font-weight="normal" style:font-style-asian="normal" style:font-weight-asian="normal" style:font-style-complex="normal" style:font-weight-complex="normal"/>
    </style:style>
    <style:style style:name="T4" style:family="text">
      <style:text-properties style:font-name="Arial" fo:font-style="italic" style:text-underline-style="none" fo:font-weight="bold" style:font-style-asian="italic" style:font-weight-asian="bold" style:font-style-complex="italic" style:font-weight-complex="bold"/>
    </style:style>
    <style:style style:name="T5" style:family="text">
      <style:text-properties style:font-name="Arial"/>
    </style:style>
    <style:style style:name="T6" style:family="text">
      <style:text-properties style:font-name="Arial" fo:font-style="normal" style:font-style-asian="normal" style:font-style-complex="normal"/>
    </style:style>
    <style:style style:name="T7" style:family="text">
      <style:text-properties style:font-name="Arial" style:text-underline-style="solid" style:text-underline-width="auto" style:text-underline-color="font-color"/>
    </style:style>
    <style:style style:name="T8" style:family="text">
      <style:text-properties style:font-name="Arial" style:text-underline-style="solid" style:text-underline-width="auto" style:text-underline-color="font-color" fo:font-weight="bold" style:font-weight-asian="bold" style:font-weight-complex="bold"/>
    </style:style>
    <style:style style:name="T9" style:family="text">
      <style:text-properties style:font-name="Arial" style:text-underline-style="solid" style:text-underline-width="auto" style:text-underline-color="font-color" fo:font-weight="normal" style:font-weight-asian="normal" style:font-weight-complex="normal"/>
    </style:style>
    <style:style style:name="T10" style:family="text">
      <style:text-properties style:font-name="Arial" fo:font-weight="normal" style:font-weight-asian="normal" style:font-weight-complex="normal"/>
    </style:style>
    <style:style style:name="T11" style:family="text">
      <style:text-properties style:font-name="Arial" style:text-underline-style="none" fo:font-weight="normal" style:font-weight-asian="normal" style:font-weight-complex="normal"/>
    </style:style>
    <style:style style:name="T1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SPECIFIC </text:span><text:span text:style-name="T7">AIMS</text:span></text:p>
      <text:p text:style-name="Standard"><text:span text:style-name="T11">Listening</text:span><text:span text:style-name="T5"> to someone’s voice in a crowded room is a difficult task in many circumstances, but especially so for the hearing impaired. </text:span><text:span text:style-name="T1">Behavioral and electrophysiological studies aimed at understanding how we distinguish sounds in an auditory scene have documented that </text:span><text:span text:style-name="T1">segregation of distinct sound sources, stream segregation, takes time to build up </text:span><text:bookmark text:name="internal-source-marker_0.335799743188545"/><text:span text:style-name="T1">(Bregman, 1990; Pressnitzer et al, 2008; Cooper &amp; Roberts, 2007). This buildup process is of considerable research interest, as it is influenced by the strength of streaming cues and by attention (Carlyon; Cusack). We propose a novel approach for describing buildup using ambiguous stimuli which elicit perceptual bistability</text:span><text:span text:style-name="T1"> (Pressnitzer &amp; Hupe, 2006)</text:span><text:span text:style-name="T1">. </text:span></text:p>
      <text:p text:style-name="Standard"><text:span text:style-name="T1"><text:tab/></text:span><text:span text:style-name="T5">Our goal with this project is to attack the cocktail party problem with new computational methods for data analysis and modeling. Our working hypothesis is that the neural populations which subserve stream segregation can demonstrate bistability between different representations of an auditory scene from unchanging input. We have developed a novel statistical approach to describing buildup</text:span><text:span text:style-name="T1">, which relates how long it takes a listener to achieve segregation with an ambiguous stimulus to the dominance durations for each percept. Using the tools of dynamical systems analysis, we propose central processes that are sufficient to reproduce these qualities of stream segregation. This may help us isolate the <text:s/>circumstances of success or failure in auditory scene analysis that cannot be accounted for by standard audiological measures.</text:span></text:p>
      <text:p text:style-name="Standard"><text:span text:style-name="T1"><text:tab/>The work proposed in Aims 1-3 is expected to produce novel descriptions and explanations for the dynamics of stream segregation. The positive impact of these results are many and varied; in addition to providing an alternative explanation for buildup, it will introduce new methods for measuring both stimulus-driven and central processes driving segregation, such as strength of streaming cues, timescales of adaptation, and memory.</text:span></text:p>
      <text:p text:style-name="Standard"><text:span text:style-name="T1"/></text:p>
      <text:p text:style-name="Standard"><text:span text:style-name="T2">Aim 1: A statistical switching model, without mechanisms for evidence accumulation, can account for the increased probability of stream segregation over time, or </text:span><text:span text:style-name="T4">buildup</text:span><text:span text:style-name="T2">.</text:span></text:p>
      <text:p text:style-name="P2"><text:span text:style-name="T1">We believe that the buildup psychometric function does not purely reflect the accumulation of sensory evidence, but rather it is just the consequence of averaging over trials of the random and independent switching between two percepts. <text:s/>We are developing a statistical model, an alternating renewal process, which assumes that the independent distributions of percept durations are lawfully related to the buildup psychometric function. The model is consistent with preliminary results from our experiments with both long and short trials with an ambiguous auditory stimulus.</text:span></text:p>
      <text:p text:style-name="P4"><text:span text:style-name="T1"/></text:p>
      <text:p text:style-name="P1"><text:span text:style-name="T1">Aim 2: Neural competition networks are sufficient to reproduce psychophysical results as well as the behavior of the switching model</text:span></text:p>
      <text:p text:style-name="P1"><text:span text:style-name="T1"><text:tab/></text:span><text:span text:style-name="T3">Preliminary results from a reduced competition model (Shpiro et al, 2009) show good <text:tab/>correspondence with the empirical data. In addition, suck my balls. Additionally, we <text:tab/>were able to achieve strong fits with our switching model. </text:span></text:p>
      <text:p text:style-name="Standard"><text:span text:style-name="T1"/></text:p>
      <text:p text:style-name="P1"><text:span text:style-name="T1">Aim 3: The effects of previous exposure and other centrally-controlled processes will manifest in significant changes in both buildup and alternation dynamics</text:span></text:p>
      <text:p text:style-name="P3"><text:span text:style-name="T3">With new experiments which manipulate previous context, we can measure stream segregation probability, buildup, and alternations in a dynamically changing auditory scene that engages centrally-controlled processes like short term auditory memory. We expect to see a strong effect towards stability of perceptual state during changes, for which, using the computational models we have developed, we can propose mechanisms and detailed metrics.</text:span></text:p>
      <text:p text:style-name="P5"><text:soft-page-break/><text:span text:style-name="T1">SIGNIFIC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 Steele</meta:initial-creator>
    <meta:creation-date>2012-11-20T01:41:21</meta:creation-date>
    <dc:date>2012-11-21T10:22:15</dc:date>
    <dc:creator>Sara Steele</dc:creator>
    <meta:editing-duration>P1DT8H40M54S</meta:editing-duration>
    <meta:editing-cycles>95</meta:editing-cycles>
    <meta:generator>LibreOffice/3.3$Unix LibreOffice_project/330m19$Build-6</meta:generator>
    <meta:document-statistic meta:table-count="0" meta:image-count="0" meta:object-count="0" meta:page-count="2" meta:paragraph-count="11" meta:word-count="540" meta:character-count="3710"/>
  </office:meta>
</office:document-meta>
</file>